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PageFlowEventReporter.actionSuccess( RequestContext requestContext , FlowController flowController , ActionMapping mapping , ActionForm form , ActionForward result , long timeTakenMill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ogMsg.addParam(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PageFlowEventReporter.flowControllerCreated( RequestContext requestContext , FlowController flowControl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PageFlowEventReporter.beginPageRequest( RequestContext reques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PageFlowEventReporter.actionRaised( RequestContext requestContext , FlowController flowController , ActionMapping mapping , ActionForm for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PageFlowEventReporter.beginActionRequest( RequestContext reques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PageFlowEventReporter.endActionRequest( RequestContext requestContext , long timeTakenMill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PageFlowEventReporter.flowControllerRegistered( String modulePath , String controllerClassName , ModuleConfig module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gMsg.LogMsg( String ev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Msg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geFlowEventReporter.flowControllerDestroyed( FlowController flowController , Object storageL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PageFlowEventReporter.exceptionRaised( RequestContext requestContext , Throwable ex , ActionMapping actionMapping , ActionForm form , FlowController flowControl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PageFlowEventReporter.DefaultPageFlowEventReporter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geFlowEventReporter.exceptionHandled( RequestContext requestContext , Throwable ex , ActionMapping actionMapping , ActionForm form , FlowController flowController , ActionForward result , long timeTakenMill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PageFlowEventReporter.endPageRequest( RequestContext requestContext , long timeTakenMill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